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0</text:p>
            <text:p text:style-name="P2"/>
            <text:p text:style-name="P4"><text:placeholder text:placeholder-type="text">&lt;o.sale_tax_id and o.sale_tax_id.amount or 0.00&gt;</text:placeholder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text:soft-page-break/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placeholder text:placeholder-type="text">&lt;o.material_info or ''&gt;</text:placeholder></text:p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</table:table-cell>
        </table:table-row>
        <text:soft-page-break/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/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5:49:39</dc:date>
    <meta:editing-duration>P2DT10H59M53S</meta:editing-duration>
    <meta:editing-cycles>38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0" meta:non-whitespace-character-count="3937"/>
  </office:meta>
</office:document-meta>
</file>